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8.299cm" style:rel-column-width="4705*"/>
    </style:style>
    <style:style style:name="Tableau1.B" style:family="table-column">
      <style:table-column-properties style:column-width="9.29cm" style:rel-column-width="52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7fe3" officeooo:paragraph-rsid="00007fe3"/>
    </style:style>
    <style:style style:name="P2" style:family="paragraph" style:parent-style-name="Standard">
      <style:text-properties officeooo:rsid="00017664" officeooo:paragraph-rsid="00017664"/>
    </style:style>
    <style:style style:name="P3" style:family="paragraph" style:parent-style-name="Standard">
      <style:text-properties fo:font-weight="bold" officeooo:rsid="00007fe3" officeooo:paragraph-rsid="00007fe3" style:font-weight-asian="bold" style:font-weight-complex="bold"/>
    </style:style>
    <style:style style:name="P4" style:family="paragraph" style:parent-style-name="Standard">
      <style:text-properties fo:font-weight="bold" officeooo:rsid="0007e28b" officeooo:paragraph-rsid="0007e28b" style:font-weight-asian="bold" style:font-weight-complex="bold"/>
    </style:style>
    <style:style style:name="P5" style:family="paragraph" style:parent-style-name="Standard">
      <style:text-properties officeooo:rsid="0001d9a3" officeooo:paragraph-rsid="0001d9a3"/>
    </style:style>
    <style:style style:name="P6" style:family="paragraph" style:parent-style-name="Standard">
      <style:text-properties officeooo:rsid="00048be7" officeooo:paragraph-rsid="00048be7"/>
    </style:style>
    <style:style style:name="P7" style:family="paragraph" style:parent-style-name="Standard">
      <style:text-properties officeooo:rsid="0005fcdc" officeooo:paragraph-rsid="0005fcdc"/>
    </style:style>
    <style:style style:name="P8" style:family="paragraph" style:parent-style-name="Standard">
      <style:text-properties officeooo:rsid="0007e28b" officeooo:paragraph-rsid="0007e28b"/>
    </style:style>
    <style:style style:name="P9" style:family="paragraph" style:parent-style-name="Standard">
      <style:text-properties fo:font-size="10pt" officeooo:rsid="0007e28b" officeooo:paragraph-rsid="0007e28b" style:font-size-asian="10pt" style:font-size-complex="10pt"/>
    </style:style>
    <style:style style:name="P10" style:family="paragraph" style:parent-style-name="Standard">
      <style:text-properties fo:font-size="10pt" officeooo:rsid="00017664" officeooo:paragraph-rsid="00017664" style:font-size-asian="10pt" style:font-size-complex="10pt"/>
    </style:style>
    <style:style style:name="P11" style:family="paragraph" style:parent-style-name="Standard">
      <style:text-properties fo:font-size="10pt" officeooo:rsid="0007e28b" officeooo:paragraph-rsid="0007e28b" fo:background-color="#ffffa6" style:font-size-asian="10pt" style:font-size-complex="10pt"/>
    </style:style>
    <style:style style:name="P12" style:family="paragraph" style:parent-style-name="Standard">
      <style:text-properties fo:font-size="10pt" officeooo:rsid="00017664" officeooo:paragraph-rsid="00017664" fo:background-color="#ffffa6" style:font-size-asian="10pt" style:font-size-complex="10pt"/>
    </style:style>
    <style:style style:name="P13" style:family="paragraph" style:parent-style-name="Standard">
      <style:text-properties fo:color="#00a933" fo:font-size="10pt" officeooo:rsid="00017664" officeooo:paragraph-rsid="00017664" style:font-size-asian="10pt" style:font-size-complex="10pt"/>
    </style:style>
    <style:style style:name="P14" style:family="paragraph" style:parent-style-name="Table_20_Contents">
      <style:text-properties officeooo:rsid="00017664" officeooo:paragraph-rsid="00017664"/>
    </style:style>
    <style:style style:name="P15" style:family="paragraph" style:parent-style-name="Table_20_Contents">
      <style:text-properties officeooo:rsid="00048be7" officeooo:paragraph-rsid="00048be7"/>
    </style:style>
    <style:style style:name="P16" style:family="paragraph" style:parent-style-name="Table_20_Contents">
      <style:paragraph-properties fo:text-align="start" style:justify-single-word="false"/>
      <style:text-properties fo:font-weight="bold" officeooo:rsid="00048be7" officeooo:paragraph-rsid="00048be7" style:font-weight-asian="bold" style:font-weight-complex="bold"/>
    </style:style>
    <style:style style:name="T1" style:family="text">
      <style:text-properties officeooo:rsid="000301dd"/>
    </style:style>
    <style:style style:name="T2" style:family="text">
      <style:text-properties fo:color="#00a933"/>
    </style:style>
    <style:style style:name="T3" style:family="text">
      <style:text-properties fo:background-color="#ffffa6" loext:char-shading-value="0"/>
    </style:style>
    <style:style style:name="T4" style:family="text">
      <style:text-properties fo:background-color="#ffffa6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5</text:p>
      <text:p text:style-name="P1"/>
      <text:p text:style-name="P3">E1) Une mauvaise odeur dans les attributs [/6]</text:p>
      <text:p text:style-name="P1"/>
      <text:p text:style-name="P1">En examinant la classe « AppointmentsData », vous pouvez remarquer que la pertinence de</text:p>
      <text:p text:style-name="P1">celle-ci n’est pas très grande, puisqu’elle ne fait pas grand chose. Vous remarquez aussi que</text:p>
      <text:p text:style-name="P1">celle-ci est un attribut de la classe « Appointments » qui permet de gérer les informations</text:p>
      <text:p text:style-name="P1">afférentes aux rendez-vous.</text:p>
      <text:p text:style-name="P1"/>
      <text:p text:style-name="P2">1) Identifier le/les odeur(s) qui se cache(nt) derrière cela et expliquez pourquoi c’est</text:p>
      <text:p text:style-name="P2">grave. [/0.5]</text:p>
      <text:p text:style-name="P2"/>
      <text:p text:style-name="P5"><text:span text:style-name="T1"><text:tab/>La classe « AppointmentsData » </text:span>ne contient que des attribut<text:span text:style-name="T1">s et des méthodes pour y accéder (getters et setters). Il s’agit donc d’une « D</text:span>ata <text:span text:style-name="T1">C</text:span>lass ». <text:span text:style-name="T1">Cette odeur est grave car cette classe ne sert à rien sans la classe « Appointments ».</text:span></text:p>
      <text:p text:style-name="P2"/>
      <text:p text:style-name="P2">2) Identifiez le/les nom.s des restructurations nécessaires pour enlever cette odeur du</text:p>
      <text:p text:style-name="P2">code. [/0.5]</text:p>
      <text:p text:style-name="P2"/>
      <text:p text:style-name="P6">Encapsulate Collection</text:p>
      <text:p text:style-name="P7">Move Methode</text:p>
      <text:p text:style-name="P6"/>
      <text:p text:style-name="P2"/>
      <text:p text:style-name="P2"/>
      <text:p text:style-name="P2">3) Identifiez les étapes que vous allez suivre pour restructurer cette odeur. Utilisez l</text:p>
      <text:p text:style-name="P2">même format du tableau ci‐dessous, dans lequel vous décomposez la restructuration</text:p>
      <text:p text:style-name="P2">globale en étapes plus simples. [/1]</text:p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4">Étape</text:p>
          </table:table-cell>
          <table:table-cell table:style-name="Tableau1.B1" office:value-type="string">
            <text:p text:style-name="P14">Description</text:p>
          </table:table-cell>
        </table:table-row>
        <table:table-row>
          <table:table-cell table:style-name="Tableau1.A2" office:value-type="string">
            <text:p text:style-name="P15">Modifications des méthodes de la classe ApointmentsData.h</text:p>
          </table:table-cell>
          <table:table-cell table:style-name="Tableau1.B2" office:value-type="string">
            <text:p text:style-name="P15">Remplacer la méthode set par des méthodes pour ajouter et retirer des éléments à l’attribut de cette classe qui est un vecteur.</text:p>
          </table:table-cell>
        </table:table-row>
        <table:table-row>
          <table:table-cell table:style-name="Tableau1.A2" office:value-type="string">
            <text:p text:style-name="P15">Modifications des méthodes de la classe ApointmentsData.cpp</text:p>
          </table:table-cell>
          <table:table-cell table:style-name="Tableau1.B2" office:value-type="string">
            <text:p text:style-name="P15">Implémenter les nouvelles méthodes</text:p>
          </table:table-cell>
        </table:table-row>
        <table:table-row>
          <table:table-cell table:style-name="Tableau1.A2" office:value-type="string">
            <text:p text:style-name="P15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5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P2"/>
      <text:p text:style-name="P2"/>
      <text:p text:style-name="P2">4) Restructurez le code source et copiez la/les classe(s) modifiée(s) dans le rapport (le</text:p>
      <text:p text:style-name="P2">header et le cpp files). [/2]</text:p>
      <text:p text:style-name="P2"/>
      <text:p text:style-name="P4">AppointmentsData.hpp</text:p>
      <text:p text:style-name="P8"/>
      <text:p text:style-name="P8"><text:tab/>Fichier supprimé</text:p>
      <text:p text:style-name="P8"/>
      <text:p text:style-name="P4">AppointmentsData.cpp</text:p>
      <text:p text:style-name="P8"/>
      <text:p text:style-name="P8"><text:soft-page-break/><text:tab/>Fichier supprimé</text:p>
      <text:p text:style-name="P8"/>
      <text:p text:style-name="P4">Appointments.hpp</text:p>
      <text:p text:style-name="P8"/>
      <text:p text:style-name="P9">#pragma once</text:p>
      <text:p text:style-name="P9"/>
      <text:p text:style-name="P9">#include &lt;string&gt;</text:p>
      <text:p text:style-name="P9">#include &lt;vector&gt;</text:p>
      <text:p text:style-name="P9">#include &lt;algorithm&gt;</text:p>
      <text:p text:style-name="P9">#include &lt;iomanip&gt;</text:p>
      <text:p text:style-name="P9">#include &lt;numeric&gt;</text:p>
      <text:p text:style-name="P9"/>
      <text:p text:style-name="P9">#include "Constants.hpp"</text:p>
      <text:p text:style-name="P9">#include "CSVHandler.hpp"</text:p>
      <text:p text:style-name="P9"/>
      <text:p text:style-name="P9">class Appointments</text:p>
      <text:p text:style-name="P9">{</text:p>
      <text:p text:style-name="P9">public:</text:p>
      <text:p text:style-name="P9"><text:s text:c="4"/>Appointments(std::string filePath);</text:p>
      <text:p text:style-name="P9"><text:s text:c="4"/>void display(unsigned int userCol, std::string userId, std::vector&lt;unsigned int&gt; displayedColumns = {});</text:p>
      <text:p text:style-name="P9"><text:s text:c="4"/>bool schedule(std::string patientId, std::string nurseId);</text:p>
      <text:p text:style-name="P9"/>
      <text:p text:style-name="P11"><text:s text:c="4"/>std::vector&lt;std::vector&lt;std::string&gt;&gt;* getData();</text:p>
      <text:p text:style-name="P11"><text:s text:c="4"/>void setData(std::vector&lt;std::vector&lt;std::string&gt;&gt; data);</text:p>
      <text:p text:style-name="P9"/>
      <text:p text:style-name="P9">private:</text:p>
      <text:p text:style-name="P9"><text:s text:c="4"/>std::vector&lt;std::string&gt; createNewAppointment(std::string patientId, std::string nurseId);</text:p>
      <text:p text:style-name="P9"/>
      <text:p text:style-name="P9"><text:s text:c="4"/>std::vector&lt;std::string&gt; _headers;</text:p>
      <text:p text:style-name="P9"><text:s text:c="4"/>CSVHandler _csvHandler;</text:p>
      <text:p text:style-name="P9"/>
      <text:p text:style-name="P11"><text:s text:c="4"/>std::vector&lt;std::vector&lt;std::string&gt;&gt; _appointmentsData;</text:p>
      <text:p text:style-name="P9"/>
      <text:p text:style-name="P9"><text:s text:c="4"/>const unsigned int _COLUMN_WIDTH = 14;</text:p>
      <text:p text:style-name="P9">};</text:p>
      <text:p text:style-name="P8"/>
      <text:p text:style-name="P4">Appointments.cpp</text:p>
      <text:p text:style-name="P10"/>
      <text:p text:style-name="P10">#include "Appointments.hpp"</text:p>
      <text:p text:style-name="P10"/>
      <text:p text:style-name="P10">Appointments::Appointments(std::string filePath) : _csvHandler(CSVHandler(filePath))</text:p>
      <text:p text:style-name="P10">{</text:p>
      <text:p text:style-name="P10"><text:s text:c="4"/>this-&gt;_headers = this-&gt;_csvHandler.getHeader(); <text:span text:style-name="T2">// It is correct to return vector&lt;T&gt; as lvalue.</text:span></text:p>
      <text:p text:style-name="P12"><text:s text:c="4"/>this-&gt;_appointmentsData = this-&gt;_csvHandler.getData();</text:p>
      <text:p text:style-name="P10">}</text:p>
      <text:p text:style-name="P10"/>
      <text:p text:style-name="P12">std::vector&lt;std::vector&lt;std::string&gt;&gt;* Appointments::getData()</text:p>
      <text:p text:style-name="P12">{</text:p>
      <text:p text:style-name="P12"><text:s text:c="4"/>return &amp;this-&gt;_appointmentsData;</text:p>
      <text:p text:style-name="P12">}</text:p>
      <text:p text:style-name="P10"/>
      <text:p text:style-name="P12">void Appointments::setData(std::vector&lt;std::vector&lt;std::string&gt;&gt; data)</text:p>
      <text:p text:style-name="P12">{</text:p>
      <text:p text:style-name="P12"><text:s text:c="4"/>this-&gt;_appointmentsData = data;</text:p>
      <text:p text:style-name="P12">}</text:p>
      <text:p text:style-name="P10"/>
      <text:p text:style-name="P10">void Appointments::display(unsigned int userCol, std::string userId, std::vector&lt;unsigned int&gt; displayedColumns)</text:p>
      <text:p text:style-name="P10"><text:soft-page-break/>{</text:p>
      <text:p text:style-name="P10"><text:s text:c="4"/>std::vector&lt;std::vector&lt;std::string&gt;&gt; filteredAppointments;</text:p>
      <text:p text:style-name="P10"><text:s text:c="4"/>unsigned int appointmentIdx = 1;</text:p>
      <text:p text:style-name="P10"/>
      <text:p text:style-name="P13"><text:s text:c="4"/>// 1. On remplit le vecteur displayedColumns par tous les indexes des colonnes du fichier CSV:</text:p>
      <text:p text:style-name="P10"><text:s text:c="4"/>if (displayedColumns.empty())</text:p>
      <text:p text:style-name="P10"><text:s text:c="4"/>{</text:p>
      <text:p text:style-name="P10"><text:s text:c="8"/>displayedColumns = std::vector&lt;unsigned int&gt;(this-&gt;_headers.size());</text:p>
      <text:p text:style-name="P10"><text:s text:c="8"/>std::iota(displayedColumns.begin(), displayedColumns.end(), 0);</text:p>
      <text:p text:style-name="P10"><text:s text:c="4"/>}</text:p>
      <text:p text:style-name="P10"/>
      <text:p text:style-name="P13"><text:s text:c="4"/>// 2. On affiche toutes les en-têtes des colonnes voulues du fichier CSV:</text:p>
      <text:p text:style-name="P10"><text:s text:c="4"/>for (unsigned int col : displayedColumns)</text:p>
      <text:p text:style-name="P10"><text:s text:c="4"/>{</text:p>
      <text:p text:style-name="P10"><text:s text:c="8"/>std::cout &lt;&lt; std::setw(this-&gt;_COLUMN_WIDTH)</text:p>
      <text:p text:style-name="P10"><text:s text:c="18"/>&lt;&lt; this-&gt;_headers[col];</text:p>
      <text:p text:style-name="P10"><text:s text:c="4"/>}</text:p>
      <text:p text:style-name="P10"><text:s text:c="4"/>std::cout &lt;&lt; std::endl</text:p>
      <text:p text:style-name="P10"><text:s text:c="14"/>&lt;&lt; std::string(displayedColumns.size() * this-&gt;_COLUMN_WIDTH, '_')</text:p>
      <text:p text:style-name="P10"><text:s text:c="14"/>&lt;&lt; std::endl;</text:p>
      <text:p text:style-name="P10"/>
      <text:p text:style-name="P13"><text:s text:c="4"/>// 3. On filtre les rendez-vous pour ne conserver ceux de l'utilisateur passé en paramètre (soit un infirmier ou un patient):</text:p>
      <text:p text:style-name="P10"><text:s text:c="4"/>std::copy_if(</text:p>
      <text:p text:style-name="P10"><text:s text:c="8"/><text:span text:style-name="T4">this-&gt;_appointmentsData.begin(),</text:span></text:p>
      <text:p text:style-name="P10"><text:s text:c="8"/><text:span text:style-name="T4">this-&gt;_appointmentsData.end(),</text:span></text:p>
      <text:p text:style-name="P10"><text:s text:c="8"/>std::back_inserter(filteredAppointments),</text:p>
      <text:p text:style-name="P10"><text:s text:c="12"/>[userId, userCol](std::vector&lt;std::string&gt; appointment) {</text:p>
      <text:p text:style-name="P10"><text:s text:c="16"/>return appointment[userCol] == userId;</text:p>
      <text:p text:style-name="P10"><text:s text:c="12"/>});</text:p>
      <text:p text:style-name="P10"/>
      <text:p text:style-name="P13"><text:s text:c="4"/>// 4. On affiche ensuite les rendez-vous filtrés à l'écran:</text:p>
      <text:p text:style-name="P10"><text:s text:c="4"/>for (std::vector&lt;std::string&gt; filteredAppointment : filteredAppointments)</text:p>
      <text:p text:style-name="P10"><text:s text:c="4"/>{</text:p>
      <text:p text:style-name="P10"><text:s text:c="8"/>std::cout &lt;&lt; appointmentIdx++</text:p>
      <text:p text:style-name="P10"><text:s text:c="18"/>&lt;&lt; '.' </text:p>
      <text:p text:style-name="P10"><text:s text:c="18"/>&lt;&lt; std::setw(this-&gt;_COLUMN_WIDTH - 2);</text:p>
      <text:p text:style-name="P10"/>
      <text:p text:style-name="P10"><text:s text:c="8"/>for (unsigned int col : displayedColumns)</text:p>
      <text:p text:style-name="P10"><text:s text:c="8"/>{</text:p>
      <text:p text:style-name="P10"><text:s text:c="12"/>std::cout &lt;&lt; filteredAppointment[col].substr(0, this-&gt;_COLUMN_WIDTH - 1)</text:p>
      <text:p text:style-name="P10"><text:s text:c="22"/>&lt;&lt; std::setw(this-&gt;_COLUMN_WIDTH);</text:p>
      <text:p text:style-name="P10"><text:s text:c="8"/>}</text:p>
      <text:p text:style-name="P10"/>
      <text:p text:style-name="P10"><text:s text:c="8"/>std::cout &lt;&lt; '\n';</text:p>
      <text:p text:style-name="P10"><text:s text:c="4"/>}</text:p>
      <text:p text:style-name="P10">}</text:p>
      <text:p text:style-name="P10"/>
      <text:p text:style-name="P10">bool Appointments::schedule(std::string patientId, std::string nurseId)</text:p>
      <text:p text:style-name="P10">{</text:p>
      <text:p text:style-name="P10"><text:s text:c="4"/>std::vector&lt;std::string&gt; newAppointment = this-&gt;createNewAppointment(patientId, nurseId);</text:p>
      <text:p text:style-name="P10"/>
      <text:p text:style-name="P10"><text:s text:c="4"/>for (<text:span text:style-name="T4">std::vector&lt;std::string&gt; appointment : this-&gt;_appointmentsData</text:span>)</text:p>
      <text:p text:style-name="P10"><text:s text:c="4"/>{</text:p>
      <text:p text:style-name="P10"><text:s text:c="8"/>bool isOccupied = newAppointment[APPOINTMENT_DATE] == appointment[APPOINTMENT_DATE] &amp;&amp;</text:p>
      <text:p text:style-name="P10"><text:s text:c="26"/>newAppointment[APPOINTMENT_TIME] == appointment[APPOINTMENT_TIME];</text:p>
      <text:p text:style-name="P10"><text:s text:c="8"/>if (isOccupied)</text:p>
      <text:p text:style-name="P10"><text:s text:c="8"/>{</text:p>
      <text:p text:style-name="P10"><text:s text:c="12"/>return false;<text:span text:style-name="T2"> // Schedule did not work</text:span></text:p>
      <text:p text:style-name="P10"><text:soft-page-break/><text:s text:c="8"/>}</text:p>
      <text:p text:style-name="P10"><text:s text:c="4"/>}</text:p>
      <text:p text:style-name="P10"><text:s text:c="4"/><text:span text:style-name="T2">// Update appointment list and file.</text:span></text:p>
      <text:p text:style-name="P10"><text:s text:c="4"/><text:span text:style-name="T4">this-&gt;_appointmentsData.push_back(newAppointment);</text:span></text:p>
      <text:p text:style-name="P10"><text:s text:c="4"/>this-&gt;_csvHandler.writeData(newAppointment);</text:p>
      <text:p text:style-name="P10"><text:s text:c="4"/>return true;</text:p>
      <text:p text:style-name="P10">}</text:p>
      <text:p text:style-name="P10"/>
      <text:p text:style-name="P10">std::vector&lt;std::string&gt; Appointments::createNewAppointment(std::string patientId, std::string nurseId)</text:p>
      <text:p text:style-name="P10">{</text:p>
      <text:p text:style-name="P10"><text:s text:c="4"/>std::vector&lt;std::string&gt; newAppointment(this-&gt;_headers.size());</text:p>
      <text:p text:style-name="P10"><text:s text:c="4"/>newAppointment[APPOINTMENT_NURSE_ID] = nurseId;</text:p>
      <text:p text:style-name="P10"><text:s text:c="4"/>newAppointment[APPOINTMENT_PATIENT_ID] = patientId;</text:p>
      <text:p text:style-name="P10"/>
      <text:p text:style-name="P10"><text:s text:c="4"/>std::cout &lt;&lt; "\nVeuillez indiquer la date du rendez-vous [jj/mm/aaaa]: ";</text:p>
      <text:p text:style-name="P10"><text:s text:c="4"/>std::cin &gt;&gt; newAppointment[APPOINTMENT_DATE];</text:p>
      <text:p text:style-name="P10"/>
      <text:p text:style-name="P10"><text:s text:c="4"/>std::cout &lt;&lt; "\nVeuillez indiquer le moment du rendez-vous [AM/PM]: ";</text:p>
      <text:p text:style-name="P10"><text:s text:c="4"/>std::cin &gt;&gt; newAppointment[APPOINTMENT_TIME];</text:p>
      <text:p text:style-name="P10"/>
      <text:p text:style-name="P10"><text:s text:c="4"/>std::cout &lt;&lt; "\nVeuillez indiquer la raison du rendez-vous: ";</text:p>
      <text:p text:style-name="P10"><text:s text:c="4"/>std::cin &gt;&gt; newAppointment[APPOINTMENT_REASON];</text:p>
      <text:p text:style-name="P10"/>
      <text:p text:style-name="P10"><text:s text:c="4"/>return newAppointment;</text:p>
      <text:p text:style-name="P10">}</text:p>
      <text:p text:style-name="P2"/>
      <text:p text:style-name="P2">5) Compilez, essayez de créer un nouveau rendez-vous et essayez de voir si ce nouveau</text:p>
      <text:p text:style-name="P2">rendez-vous est dans la liste de rendez-vous. Veuillez ajouter des captures d’écrans des</text:p>
      <text:p text:style-name="P2">résultats de ces tests fonctionnels dans le rapport, afin de prouver la validité de vos</text:p>
      <text:p text:style-name="P2">modifications. [/1]</text:p>
      <text:p text:style-name="P2"/>
      <text:p text:style-name="P2"/>
      <text:p text:style-name="P2">6) Faites un commit de votre code source, et une capture d’écran de ce commit dans le</text:p>
      <text:p text:style-name="P2">rapport (Le résultat de la commande « git add, commit, et push »). [/1]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07:49:03.031771215</meta:creation-date>
    <dc:date>2019-11-26T09:47:42.464280522</dc:date>
    <meta:editing-duration>PT5M37S</meta:editing-duration>
    <meta:editing-cycles>3</meta:editing-cycles>
    <meta:generator>LibreOffice/6.2.6.2$Linux_X86_64 LibreOffice_project/20$Build-2</meta:generator>
    <meta:document-statistic meta:table-count="1" meta:image-count="0" meta:object-count="0" meta:page-count="4" meta:paragraph-count="144" meta:word-count="675" meta:character-count="6347" meta:non-whitespace-character-count="5302"/>
  </office:meta>
</office:document-meta>
</file>